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style:font-size-asian="10pt" style:font-size-complex="10pt"/>
    </style:style>
    <style:style style:name="P2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Push Button 1" form:control-implementation="ooo:com.sun.star.form.component.CommandButton" xml:id="control1" form:id="control1" form:label="Message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message_button?language=Basic&amp;location=document" xlink:type="simple"/>
            </office:event-listeners>
          </form:button>
          <form:button form:name="Push Button 2" form:control-implementation="ooo:com.sun.star.form.component.CommandButton" xml:id="control2" form:id="control2" form:label="Clear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clear_button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1" draw:name="Shape1_0" draw:style-name="gr1" draw:text-style-name="P2" svg:width="2.229cm" svg:height="0.627cm" svg:x="15.774cm" svg:y="0.614cm" draw:control="control2"/>
      <draw:control text:anchor-type="page" text:anchor-page-number="1" draw:z-index="0" draw:name="Shape1" draw:style-name="gr1" draw:text-style-name="P2" svg:width="2.229cm" svg:height="0.627cm" svg:x="12.816cm" svg:y="0.614cm" draw:control="control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3T08:23:56.571796564</meta:creation-date>
    <meta:generator>LibreOffice/6.4.7.2$Linux_X86_64 LibreOffice_project/40$Build-2</meta:generator>
    <dc:date>2021-08-24T10:40:58.713995613</dc:date>
    <meta:editing-duration>PT44M15S</meta:editing-duration>
    <meta:editing-cycles>16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' writer_basic_example_1.odt
' Ian Stewart. August 2021. CC0.

function Main()as string
	' Get the BASIC code
	if BasicLibraries.getByName("Standard").hasByName("Module1") then
		Main = BasicLibraries.getByName("Standard").getByName("Module1")
	end if
end function

sub message_button(button)
	doc = ThisComponent
	doc.getText().setString("Hello World! ~ Using BASIC" + _
	        chr(13) + chr(13) + Main())
end sub

sub clear_button(button)
	doc = ThisComponent
	doc.getText().setString("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